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5" svg:font-family="'Liberation Sans'" style:font-pitch="variable"/>
    <style:font-face style:name="Liberation Sans1" svg:font-family="'Liberation Sans'" style:font-adornments="Bold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Bold" style:font-family-generic="roman" style:font-pitch="variable"/>
    <style:font-face style:name="Liberation Sans6" svg:font-family="'Liberation Sans'" style:font-adornments="Regular" style:font-family-generic="roman" style:font-pitch="variable"/>
    <style:font-face style:name="Liberation Sans Narrow2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981cm" fo:min-width="4.674cm"/>
      <style:paragraph-properties style:writing-mode="lr-tb"/>
    </style:style>
    <style:style style:name="gr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Progress_5f_2-title">
      <style:graphic-properties draw:auto-grow-height="true" fo:min-height="7.12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2.277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507cm"/>
      <style:paragraph-properties style:writing-mode="lr-tb"/>
    </style:style>
    <style:style style:name="pr5" style:family="presentation" style:parent-style-name="Standard_20_1-outline1">
      <style:graphic-properties fo:min-height="11.93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1-outline1">
      <style:graphic-properties fo:min-height="11.93cm"/>
      <style:paragraph-properties style:writing-mode="lr-tb"/>
    </style:style>
    <style:style style:name="pr8" style:family="presentation" style:parent-style-name="Standard-title">
      <style:graphic-properties draw:auto-grow-height="true" fo:min-height="3.507cm"/>
      <style:paragraph-properties style:writing-mode="lr-tb"/>
    </style:style>
    <style:style style:name="pr9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2-title">
      <style:graphic-properties draw:auto-grow-height="true" fo:min-height="3.507cm"/>
      <style:paragraph-properties style:writing-mode="lr-tb"/>
    </style:style>
    <style:style style:name="pr11" style:family="presentation" style:parent-style-name="Standard_20_2-outline1">
      <style:graphic-properties fo:min-height="11.93cm"/>
      <style:paragraph-properties style:writing-mode="lr-tb"/>
    </style:style>
    <style:style style:name="pr12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style:font-name="Ubuntu" fo:font-size="60pt" style:font-size-asian="60pt" style:font-size-complex="60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text-align="start" fo:text-indent="0.2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text-align="center" style:writing-mode="lr-tb"/>
      <style:text-properties fo:color="#000000" style:font-name="Ubuntu" fo:font-size="18pt" fo:font-weight="normal" style:font-size-asian="18pt" style:font-weight-asian="normal" style:font-size-complex="18pt" style:font-weight-complex="normal"/>
    </style:style>
    <style:style style:name="P9" style:family="paragraph">
      <loext:graphic-properties draw:fill="solid" draw:fill-color="#ffffff"/>
      <style:paragraph-properties fo:text-align="center" style:writing-mode="lr-tb"/>
      <style:text-properties fo:color="#000000" style:font-name="Ubuntu" fo:font-size="18pt" fo:font-weight="normal" style:font-size-asian="18pt" style:font-weight-asian="normal" style:font-size-complex="18pt" style:font-weight-complex="normal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style:font-name="Ubuntu" fo:font-size="60pt" style:text-underline-style="solid" style:text-underline-width="auto" style:text-underline-color="font-color" style:font-size-asian="60pt" style:font-size-complex="60pt"/>
    </style:style>
    <style:style style:name="T2" style:family="text">
      <style:text-properties style:font-name="Ubuntu" fo:font-size="60pt" style:font-size-asian="60pt" style:font-size-complex="60pt"/>
    </style:style>
    <style:style style:name="T3" style:family="text">
      <style:text-properties fo:color="#000000" style:font-name="Ubuntu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text-style-name="P1" draw:layer="layout" svg:width="25.192cm" svg:height="7.126cm" draw:transform="skewX (-2.07478679827423E-017) rotate (0.18762289458939) translate (0.721cm 8.499cm)" presentation:class="title" presentation:user-transformed="true">
          <draw:text-box>
            <text:p><text:span text:style-name="T1">Revue de projet n°1</text:span><text:span text:style-name="T2"><text:line-break/></text:span><text:span text:style-name="T2"> ensemble de casiers automatisés</text:span></text:p>
          </draw:text-box>
        </draw:frame>
        <draw:frame presentation:style-name="pr2" draw:text-style-name="P3" draw:layer="layout" svg:width="24.632cm" svg:height="2.277cm" draw:transform="skewX (-3.31939625097833E-017) rotate (0.186401164112994) translate (1.173cm 15.762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192cm" svg:height="3.507cm" svg:x="0.189cm" svg:y="1.791cm" presentation:class="title">
          <draw:text-box>
            <text:p>Sommaire</text:p>
          </draw:text-box>
        </draw:frame>
        <draw:frame presentation:style-name="pr5" draw:text-style-name="P5" draw:layer="layout" svg:width="24.631cm" svg:height="12.183cm" svg:x="1.398cm" svg:y="5.614cm" presentation:class="outline" presentation:placeholder="true" presentation:user-transformed="true">
          <draw:text-box/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text-style-name="P7" draw:layer="layout" svg:width="25.192cm" svg:height="3.507cm" draw:transform="rotate (0.188670092140587) translate (0.286cm 1.885cm)" presentation:class="title" presentation:user-transformed="true">
          <draw:text-box>
            <text:p>Synoptiques</text:p>
          </draw:text-box>
        </draw:frame>
        <draw:frame presentation:style-name="pr7" draw:text-style-name="P7" draw:layer="layout" svg:width="24.631cm" svg:height="12.183cm" svg:x="1.398cm" svg:y="5.614cm" presentation:class="outline" presentation:placeholder="true" presentation:user-transformed="true">
          <draw:text-box/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 xml:id="id4" draw:id="id4">
        <office:forms form:automatic-focus="false" form:apply-design-mode="false"/>
        <draw:frame presentation:style-name="pr8" draw:text-style-name="P7" draw:layer="layout" svg:width="25.192cm" svg:height="3.507cm" draw:transform="rotate (0.188670092140587) translate (0.288cm 2.724cm)" presentation:class="title" presentation:user-transformed="true">
          <draw:text-box>
            <text:p>Entrées / Sorties</text:p>
          </draw:text-box>
        </draw:frame>
        <draw:custom-shape draw:name="Forme1" draw:style-name="gr2" draw:text-style-name="P9" draw:layer="layout" svg:width="5.414cm" svg:height="2.471cm" svg:x="2.186cm" svg:y="9.529cm">
          <text:p text:style-name="P8"><text:span text:style-name="T3">Moni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e1" draw:style-name="gr2" draw:text-style-name="P9" draw:layer="layout" svg:width="5.414cm" svg:height="2.471cm" svg:x="11.186cm" svg:y="9.529cm">
          <text:p text:style-name="P8"><text:span text:style-name="T3">Raspberry 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e1" draw:style-name="gr2" draw:text-style-name="P9" draw:layer="layout" svg:width="5.414cm" svg:height="2.471cm" svg:x="20.186cm" svg:y="9.729cm">
          <text:p text:style-name="P8"><text:span text:style-name="T3">Gâ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e1" draw:style-name="gr2" draw:text-style-name="P9" draw:layer="layout" svg:width="5.414cm" svg:height="2.471cm" svg:x="11.2cm" svg:y="14.4cm">
          <text:p text:style-name="P8"><text:span text:style-name="T3">BD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0" draw:layer="layout" svg:x1="7.6cm" svg:y1="10.717cm" svg:x2="11.186cm" svg:y2="10.717cm">
          <text:p/>
        </draw:line>
        <draw:line draw:style-name="gr3" draw:text-style-name="P10" draw:layer="layout" svg:x1="13.8cm" svg:y1="12cm" svg:x2="13.8cm" svg:y2="14.4cm">
          <text:p/>
        </draw:line>
        <draw:line draw:style-name="gr4" draw:text-style-name="P11" draw:layer="layout" svg:x1="16.6cm" svg:y1="10.8cm" svg:x2="20.186cm" svg:y2="10.8cm">
          <text:p/>
        </draw:lin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tab/>- Moniteur ↔ Rasp pi : port DSI</text:p>
              <text:p><text:tab/>- DSI : Display Serial Interface, </text:p>
              <text:p><text:tab/>- Raspberry pi ↔ BDD : connection Tcp a l’aide de la bibliothèque qt </text:p>
            </draw:text-box>
          </draw:frame>
        </presentation:notes>
      </draw:page>
      <draw:page draw:name="page5" draw:style-name="dp3" draw:master-page-name="Standard_20_2" presentation:presentation-page-layout-name="AL2T1" presentation:use-date-time-name="dtd1" xml:id="id5" draw:id="id5">
        <office:forms form:automatic-focus="false" form:apply-design-mode="false"/>
        <draw:frame presentation:style-name="pr10" draw:text-style-name="P7" draw:layer="layout" svg:width="25.192cm" svg:height="3.507cm" draw:transform="rotate (0.188670092140587) translate (0.286cm 5.223cm)" presentation:class="title" presentation:placeholder="true" presentation:user-transformed="true">
          <draw:text-box/>
        </draw:frame>
        <draw:frame presentation:style-name="pr11" draw:text-style-name="P7" draw:layer="layout" svg:width="24.631cm" svg:height="7.986cm" svg:x="1.68cm" svg:y="9.814cm" presentation:class="outline" presentation:placeholder="true" presentation:user-transformed="true">
          <draw:text-box/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5" svg:font-family="'Liberation Sans'" style:font-pitch="variable"/>
    <style:font-face style:name="Liberation Sans1" svg:font-family="'Liberation Sans'" style:font-adornments="Bold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Bold" style:font-family-generic="roman" style:font-pitch="variable"/>
    <style:font-face style:name="Liberation Sans6" svg:font-family="'Liberation Sans'" style:font-adornments="Regular" style:font-family-generic="roman" style:font-pitch="variable"/>
    <style:font-face style:name="Liberation Sans Narrow2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3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3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3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  <style:paragraph-properties style:writing-mode="lr-tb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-color="#c0c0c0"/>
    </style:style>
    <style:style style:name="MP8" style:family="paragraph">
      <loext:graphic-properties draw:fill-color="#b4d435"/>
      <style:paragraph-properties fo:text-align="center"/>
    </style:style>
    <style:style style:name="MP9" style:family="paragraph">
      <loext:graphic-properties draw:fill-color="#88aa00"/>
      <style:paragraph-properties fo:text-align="center"/>
    </style:style>
    <style:style style:name="MP10" style:family="paragraph">
      <loext:graphic-properties draw:fill="solid" draw:fill-color="#c0c0c0"/>
    </style:style>
    <style:style style:name="MP11" style:family="paragraph">
      <loext:graphic-properties draw:fill="none" draw:fill-color="#ffffff"/>
      <style:paragraph-properties style:writing-mode="lr-tb"/>
      <style:text-properties style:font-name="Liberation Sans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Liberation Sans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office:forms form:automatic-focus="false" form:apply-design-mode="false"/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text-style-name="MP6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7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5" draw:text-style-name="MP8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9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9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8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9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8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éro&gt;</text:page-number></text:span></text:p>
        </draw:text-box>
      </draw:frame>
      <draw:custom-shape presentation:style-name="Mpr18" draw:text-style-name="MP10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1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1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5T14:20:26.952275206</meta:creation-date>
    <meta:editing-duration>PT1H54M41S</meta:editing-duration>
    <meta:editing-cycles>3</meta:editing-cycles>
    <meta:generator>LibreOffice/6.3.5.2$Linux_X86_64 LibreOffice_project/30$Build-2</meta:generator>
    <dc:title>Progress</dc:title>
    <dc:date>2021-01-19T09:52:57.368407245</dc:date>
    <meta:document-statistic meta:object-count="95"/>
  </office:meta>
</office:document-meta>
</file>